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33333" style:font-name="Helvetica Neue" fo:letter-spacing="normal" fo:font-style="normal" fo:font-weight="normal" officeooo:rsid="001c9f78" officeooo:paragraph-rsid="001c9f78"/>
    </style:style>
    <style:style style:name="P2" style:family="paragraph" style:parent-style-name="Heading_20_3">
      <style:text-properties fo:font-variant="normal" fo:text-transform="none" fo:color="#333333" style:font-name="Helvetica Neue" fo:letter-spacing="normal" fo:font-style="normal" fo:font-weight="normal" officeooo:rsid="001c9f78" officeooo:paragraph-rsid="001c9f78"/>
    </style:style>
    <style:style style:name="P3" style:family="paragraph" style:parent-style-name="Standard">
      <style:text-properties officeooo:rsid="001c9f78" officeooo:paragraph-rsid="001c9f78"/>
    </style:style>
    <style:style style:name="P4" style:family="paragraph" style:parent-style-name="Standard">
      <style:text-properties officeooo:rsid="00206c6e" officeooo:paragraph-rsid="00206c6e"/>
    </style:style>
    <style:style style:name="P5" style:family="paragraph" style:parent-style-name="Standard">
      <style:text-properties officeooo:paragraph-rsid="00215801"/>
    </style:style>
    <style:style style:name="P6" style:family="paragraph" style:parent-style-name="Standard">
      <style:text-properties style:font-name="Liberation Serif" fo:font-size="12pt" officeooo:rsid="001c9f78" officeooo:paragraph-rsid="001c9f78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c9f78" officeooo:paragraph-rsid="001e940f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c9f78" officeooo:paragraph-rsid="0020c0d7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c9f78" officeooo:paragraph-rsid="00206c6e" style:font-size-asian="12pt" style:font-size-complex="12pt"/>
    </style:style>
    <style:style style:name="P10" style:family="paragraph" style:parent-style-name="Standard">
      <style:text-properties fo:font-variant="normal" fo:text-transform="none" fo:color="#333333" style:font-name="Helvetica Neue" fo:font-size="14pt" fo:letter-spacing="normal" fo:font-style="normal" fo:font-weight="normal" officeooo:rsid="00206c6e" officeooo:paragraph-rsid="00206c6e"/>
    </style:style>
    <style:style style:name="P11" style:family="paragraph" style:parent-style-name="Standard">
      <style:text-properties fo:font-variant="normal" fo:text-transform="none" fo:color="#333333" style:font-name="Helvetica Neue" fo:font-size="14pt" fo:letter-spacing="normal" fo:font-style="normal" fo:font-weight="normal" officeooo:rsid="00215801" officeooo:paragraph-rsid="00215801"/>
    </style:style>
    <style:style style:name="P12" style:family="paragraph" style:parent-style-name="Text_20_body">
      <style:text-properties fo:font-variant="normal" fo:text-transform="none" fo:color="#333333" style:font-name="Helvetica Neue" fo:letter-spacing="normal" fo:font-style="normal" fo:font-weight="normal" officeooo:rsid="001c9f78" officeooo:paragraph-rsid="001c9f78"/>
    </style:style>
    <style:style style:name="P13" style:family="paragraph" style:parent-style-name="Standard" style:list-style-name="L1">
      <style:text-properties style:font-name="Liberation Serif" fo:font-size="12pt" officeooo:rsid="001c9f78" officeooo:paragraph-rsid="001c9f78" style:font-size-asian="12pt" style:font-size-complex="12pt"/>
    </style:style>
    <style:style style:name="P14" style:family="paragraph" style:parent-style-name="Standard" style:list-style-name="L2">
      <style:text-properties style:font-name="Liberation Serif" fo:font-size="12pt" officeooo:rsid="001c9f78" officeooo:paragraph-rsid="001e940f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1c9f78" officeooo:paragraph-rsid="001c9f78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1c9f78" officeooo:paragraph-rsid="00206c6e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1c9f78" officeooo:paragraph-rsid="0020c0d7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238fc7" officeooo:paragraph-rsid="00238fc7" style:font-size-asian="12pt" style:font-size-complex="12pt"/>
    </style:style>
    <style:style style:name="P19" style:family="paragraph" style:parent-style-name="Standard" style:list-style-name="L6">
      <style:text-properties style:font-name="Liberation Serif" fo:font-size="12pt" officeooo:rsid="00238fc7" officeooo:paragraph-rsid="00238fc7" style:font-size-asian="12pt" style:font-size-complex="12pt"/>
    </style:style>
    <style:style style:name="P20" style:family="paragraph" style:parent-style-name="Standard" style:list-style-name="L3"/>
    <style:style style:name="P21" style:family="paragraph" style:parent-style-name="Standard" style:list-style-name="L3">
      <style:text-properties fo:color="#000000" style:font-name="Liberation Serif" fo:font-size="12pt" officeooo:rsid="001c9f78" style:font-size-asian="12pt" style:font-size-complex="12pt"/>
    </style:style>
    <style:style style:name="P22" style:family="paragraph" style:parent-style-name="Standard" style:list-style-name="L4">
      <style:text-properties fo:color="#000000" style:font-name="Liberation Serif" fo:font-size="12pt" officeooo:rsid="001c9f78" officeooo:paragraph-rsid="001c9f78" style:font-size-asian="12pt" style:font-size-complex="12pt"/>
    </style:style>
    <style:style style:name="P23" style:family="paragraph" style:parent-style-name="Standard">
      <style:text-properties fo:color="#000000" style:font-name="Liberation Serif" fo:font-size="12pt" officeooo:rsid="001c9f78" officeooo:paragraph-rsid="001c9f78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officeooo:rsid="001c9f78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italic" fo:font-weight="normal" officeooo:rsid="001c9f78" style:font-size-asian="12pt" style:font-size-complex="12pt" loext:padding="0cm" loext:border="none"/>
    </style:style>
    <style:style style:name="T4" style:family="text">
      <style:text-properties fo:font-variant="normal" fo:text-transform="none" fo:color="#333333" style:font-name="Helvetica Neue" fo:font-size="14pt" fo:letter-spacing="normal" fo:font-style="normal" fo:font-weight="normal"/>
    </style:style>
    <style:style style:name="T5" style:family="text">
      <style:text-properties fo:font-variant="normal" fo:text-transform="none" fo:color="#333333" style:font-name="Helvetica Neue" fo:font-size="14pt" fo:letter-spacing="normal" fo:font-style="normal" fo:font-weight="normal" officeooo:rsid="00215801"/>
    </style:style>
    <style:style style:name="T6" style:family="text">
      <style:text-properties fo:font-variant="normal" fo:text-transform="none" fo:color="#333333" style:font-name="Helvetica Neue" fo:font-size="14pt" fo:letter-spacing="normal" fo:font-style="normal" fo:font-weight="normal" officeooo:rsid="00215801" loext:padding="0cm" loext:border="none"/>
    </style:style>
    <style:style style:name="T7" style:family="text">
      <style:text-properties fo:font-variant="normal" fo:text-transform="none" fo:color="#333333" fo:letter-spacing="normal" fo:font-style="normal" fo:font-weight="normal"/>
    </style:style>
    <style:style style:name="T8" style:family="text">
      <style:text-properties fo:font-variant="normal" fo:text-transform="none" fo:color="#4183c4" style:text-line-through-style="none" style:text-line-through-type="none" style:font-name="Helvetica Neue" fo:font-size="14pt" fo:letter-spacing="normal" fo:font-style="normal" style:text-underline-style="none" fo:font-weight="normal" style:text-blinking="false" fo:background-color="#ffffff" loext:char-shading-value="0"/>
    </style:style>
    <style:style style:name="T9" style:family="text">
      <style:text-properties fo:color="#000000"/>
    </style:style>
    <style:style style:name="T10" style:family="text">
      <style:text-properties fo:color="#000000" officeooo:rsid="00215801"/>
    </style:style>
    <style:style style:name="T11" style:family="text">
      <style:text-properties officeooo:rsid="0024b9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h text:style-name="P1" text:outline-level="2">Projekt z przedmiotu Algorytmy w Inżynierii Danych</text:h>
      <text:p text:style-name="P12"/>
      <text:h text:style-name="P2" text:outline-level="3"/>
      <text:h text:style-name="P2" text:outline-level="3">Temat 4 - Weryfikacja efektywności implementacji metod optymalizacji gradientowej</text:h>
      <text:p text:style-name="P3"/>
      <text:p text:style-name="P3"/>
      <text:p text:style-name="P3"/>
      <text:p text:style-name="P3">Autorzy: </text:p>
      <text:p text:style-name="P3">Bartosz Wnorowski</text:p>
      <text:p text:style-name="P3">Michał Jabłoński</text:p>
      <text:p text:style-name="P3"/>
      <text:p text:style-name="P3"/>
      <text:p text:style-name="P23">Algorytmami, których właściwości będą badane oraz porównywane są:</text:p>
      <text:p text:style-name="P23"><text:tab/>• BFGS (Broyden–Fletcher–Goldfarb–Shanno)</text:p>
      <text:p text:style-name="P23"><text:tab/>• L-BFGS (Limited Memory BFGS)</text:p>
      <text:p text:style-name="P23"><text:tab/>• GD (Gradient Descent) – algorytm ten został wybrany przez duży kontrast do metod</text:p>
      <text:p text:style-name="P23"><text:tab/>drugiego rzędu. Autorzy postarają się przedstawić przypadki kiedy wskazane jest</text:p>
      <text:p text:style-name="P23"><text:tab/>zainwestowanie zasobów (czasu i pamięci) dla metod quasi-Newtonowskich a kiedy do</text:p>
      <text:p text:style-name="P23"><text:tab/>rozwiązania problemu wystarczy znajomość gradientu w każdej iteracji.</text:p>
      <text:p text:style-name="P23"/>
      <text:p text:style-name="P23">Przy implementacji algorytmów BFGS i L-BFGS wpierano się materiałami z wykładu oraz książką</text:p>
      <text:p text:style-name="P23">[1] Algorithms for Optimization. Algorytm GD został zaimplementowany samodzielnie. Wszystkie</text:p>
      <text:p text:style-name="P23">implementacje zostały wstępnie przetestowane na fukcji Rosenbrocka.</text:p>
      <text:p text:style-name="P23"/>
      <text:p text:style-name="P23"/>
      <text:p text:style-name="P23">W dalszej części projektu autorzy podejmą się próby zwiększenia wydajności algorytmów pod</text:p>
      <text:p text:style-name="P23">względem:</text:p>
      <text:p text:style-name="P23"><text:tab/>• czasu znalezienia rozwiązania</text:p>
      <text:p text:style-name="P23"><text:tab/>• ilości zaalokowanej pamięci</text:p>
      <text:p text:style-name="P23"/>
      <text:p text:style-name="P23">Funkcje na których zostaną wykonane testy:</text:p>
      <text:p text:style-name="P23"><text:tab/>• funkcja Rosenbrocka – badanie zbieżności do minimum przy małym nachyleniu funkcji</text:p>
      <text:p text:style-name="P23"><text:tab/>• funkcja Auckeya – badanie wychodzenia z minimów lokalnych, znajdowanie minimum dla</text:p>
      <text:p text:style-name="P23">fukcji o stromych zboczach, przypadek dla danych o większej ilości wymiarów(4+) -</text:p>
      <text:p text:style-name="P23">badanie wydajności pamięciowej i obliczeniowej</text:p>
      <text:p text:style-name="P23"><text:tab/>• funkcja Grammacy&amp;Lee- badanie działania na 1-wymiarowych danych, może prowadzić do ciekawszych wniosków niż 1-wymiarowa funkcja Auckleya</text:p>
      <text:p text:style-name="P23"/>
      <text:p text:style-name="P23">Zbieżność algorytmów zostanie pokazana na wykresach, w tym wykresach przestrzennych dla funkcji o dwóch wymiarach. Zostały przeprowadzone pierwsze próby ich implementacji.</text:p>
      <text:list xml:id="list2738503138" text:style-name="L3">
        <text:list-header>
          <text:p text:style-name="P21"/>
        </text:list-header>
      </text:list>
      <text:p text:style-name="P8">Narzędzia wykorzystane podczas implementacji oraz badań:</text:p>
      <text:list xml:id="list3087300811" text:style-name="L6">
        <text:list-item>
          <text:p text:style-name="P19">język Julia 1.6.0</text:p>
        </text:list-item>
      </text:list>
      <text:list xml:id="list1851068644" text:style-name="L4">
        <text:list-item>
          <text:p text:style-name="P22">zestaw funkcji LinearAlgebra</text:p>
        </text:list-item>
        <text:list-item>
          <text:p text:style-name="P22">pakiet Plots <text:span text:style-name="T11">1.13.2</text:span></text:p>
        </text:list-item>
      </text:list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9"/>
      <text:p text:style-name="P4"><text:span text:style-name="T4">[1]:  Mykel J. Kochenderfer, Tim A. Wheeler, 2019, Algorithms for Optimization, </text:span><text:a xlink:type="simple" xlink:href="https://mitpress.mit.edu/books/algorithms-optimization" text:style-name="Internet_20_link" text:visited-style-name="Visited_20_Internet_20_Link"><text:span text:style-name="T8">MIT Press</text:span></text:a><text:span text:style-name="T4">.</text:span></text:p>
      <text:p text:style-name="P10"/>
      <text:p text:style-name="P5"><text:span text:style-name="T5">[2]: </text:span><text:span text:style-name="T4">dr inż. Robert Szmurło </text:span><text:span text:style-name="T5">, dr inż. Bartosz Chaber; cykl wykładów </text:span><text:span text:style-name="T6">Algorytmy w inżynierii danych 2021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18:43:10.066024302</meta:creation-date>
    <dc:date>2021-05-10T21:37:03.273810946</dc:date>
    <meta:editing-duration>PT7M12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2" meta:paragraph-count="33" meta:word-count="265" meta:character-count="2000" meta:non-whitespace-character-count="1758"/>
  </office:meta>
</office:document-meta>
</file>